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" svg:font-family="'Microsoft YaHei', Helvetica, 'Meiryo UI', 'Malgun Gothic', 'Segoe UI', 'Trebuchet MS', Monaco, monospace, Tahoma, STXihei, STHeiti, 'Helvetica Neue', 'Droid Sans', 'wenquanyi micro hei', FreeSans, Arimo, Arial, SimSun, Heit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margin-top="0cm" fo:margin-bottom="0.423cm" style:contextual-spacing="false" fo:line-height="122%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loext:opacity="100%" style:font-name="Microsoft YaHei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423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Microsoft YaHei" fo:font-size="10.5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Microsoft YaHei" fo:font-size="10.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333333" loext:opacity="100%" style:font-name="Microsoft YaHei" fo:font-size="10.5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Microsoft YaHei" fo:font-size="10.5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333333" loext:opacity="100%" style:font-name="Microsoft YaHei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enário</text:h>
      <text:p text:style-name="Text_20_body">O senhor foi contratado como engenheiro de dados júnior pela BDPS Corporation e recebeu links para dois conjuntos de dados brutos que precisa adquirir e executar ETL usando PySpark e Hive warehouse.</text:p>
      <text:h text:style-name="Heading_20_2" text:outline-level="2">Visão geral do projeto</text:h>
      <text:p text:style-name="Text_20_body">Este projeto prático concentra-se na transformação e integração de dados usando o PySpark. O senhor trabalhará com dois conjuntos de dados e realizará várias transformações, como adicionar colunas, renomear colunas, eliminar colunas desnecessárias, unir quadros de dados e, por fim, gravar os resultados em um warehouse Hive e em um sistema de arquivos HDFS.</text:p>
      <text:p text:style-name="Text_20_body"><text:line-break/><text:span text:style-name="T3">Scenario</text:span></text:p>
      <text:p text:style-name="P2">You have been tasked by the HR department of a company to create a data pipeline that can take in employee data in a CSV format. Your responsibilities include analyzing the data, applying any required transformations, and facilitating the extraction of valuable insights from the processed data.</text:p>
      <text:p text:style-name="P2">Given your role as a data engineer, you've been requested to leverage Apache Spark components to accomplish the tasks.</text:p>
      <text:h text:style-name="P1" text:outline-level="2">Project Overview</text:h>
      <text:p text:style-name="P2">Create a DataFrame by loading data from a CSV file and apply transformations and actions using Spark SQL. This needs to be achieved by performing the following tasks:</text:p>
      <text:list xml:id="list3308716166" text:style-name="L1">
        <text:list-item>
          <text:p text:style-name="P3">Task 1: Generate DataFrame from CSV data.</text:p>
        </text:list-item>
        <text:list-item>
          <text:p text:style-name="P3">Task 2: Define a schema for the data.</text:p>
        </text:list-item>
        <text:list-item>
          <text:p text:style-name="P3">Task 3: Display schema of DataFrame.</text:p>
        </text:list-item>
        <text:list-item>
          <text:p text:style-name="P3">Task 4: Create a temporary view.</text:p>
        </text:list-item>
        <text:list-item>
          <text:p text:style-name="P3">Task 5: Execute an SQL query.</text:p>
        </text:list-item>
        <text:list-item>
          <text:p text:style-name="P3">Task 6: Calculate Average Salary by Department.</text:p>
        </text:list-item>
        <text:list-item>
          <text:p text:style-name="P4"><text:span text:style-name="T1">Task 7: Filter and Display </text:span><text:span text:style-name="Strong_20_Emphasis"><text:span text:style-name="T2">IT</text:span></text:span><text:span text:style-name="T1"> Department Employees.</text:span></text:p>
        </text:list-item>
        <text:list-item>
          <text:p text:style-name="P3">Task 8: Add 10% Bonus to Salaries.</text:p>
        </text:list-item>
        <text:list-item>
          <text:p text:style-name="P3">Task 9: Find Maximum Salary by Age.</text:p>
        </text:list-item>
        <text:list-item>
          <text:p text:style-name="P3">Task 10: Self-Join on Employee Data.</text:p>
        </text:list-item>
        <text:list-item>
          <text:p text:style-name="P3">Task 11: Calculate Average Employee Age.</text:p>
        </text:list-item>
        <text:list-item>
          <text:p text:style-name="P3">Task 12: Calculate Total Salary by Department.</text:p>
        </text:list-item>
        <text:list-item>
          <text:p text:style-name="P3">Task 13: Sort Data by Age and Salary.</text:p>
        </text:list-item>
        <text:list-item>
          <text:p text:style-name="P3">Task 14: Count Employees in Each Department.</text:p>
        </text:list-item>
        <text:list-item>
          <text:p text:style-name="P4"><text:span text:style-name="T1">Task 15: Filter Employees with the letter </text:span><text:span text:style-name="Strong_20_Emphasis"><text:span text:style-name="T2">o</text:span></text:span><text:span text:style-name="T1"> in the Name.</text:span></text:p>
        </text:list-item>
      </text:list>
      <text:p text:style-name="Text_20_body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" svg:font-family="'Microsoft YaHei', Helvetica, 'Meiryo UI', 'Malgun Gothic', 'Segoe UI', 'Trebuchet MS', Monaco, monospace, Tahoma, STXihei, STHeiti, 'Helvetica Neue', 'Droid Sans', 'wenquanyi micro hei', FreeSans, Arimo, Arial, SimSun, Heit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1:55:58.080176990</meta:creation-date>
    <dc:date>2024-04-23T11:57:05.636749729</dc:date>
    <meta:editing-duration>PT1M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24" meta:word-count="310" meta:character-count="1805" meta:non-whitespace-character-count="1533"/>
  </office:meta>
</office:document-meta>
</file>